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1B3000001B4450285A7.png"/>
  <manifest:file-entry manifest:media-type="image/png" manifest:full-path="Pictures/10000000000001A30000009B40B6BD50.png"/>
  <manifest:file-entry manifest:media-type="image/png" manifest:full-path="Pictures/10000000000001AC0000023A600733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cm" svg:height="9.021cm" svg:x="0.381cm" svg:y="0.419cm">
          <draw:image xlink:href="Pictures/10000000000001B3000001B4450285A7.png" xlink:type="simple" xlink:show="embed" xlink:actuate="onLoad">
            <text:p/>
          </draw:image>
        </draw:frame>
        <draw:frame draw:style-name="gr1" draw:text-style-name="P1" draw:layer="layout" svg:width="11.085cm" svg:height="4.1cm" svg:x="0cm" svg:y="9.819cm">
          <draw:image xlink:href="Pictures/10000000000001A30000009B40B6BD50.png" xlink:type="simple" xlink:show="embed" xlink:actuate="onLoad">
            <text:p/>
          </draw:image>
        </draw:frame>
        <draw:frame draw:style-name="gr1" draw:text-style-name="P1" draw:layer="layout" svg:width="8.619cm" svg:height="11.479cm" svg:x="11.262cm" svg:y="0.419cm">
          <draw:image xlink:href="Pictures/10000000000001AC0000023A600733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4T17:58:21</meta:creation-date>
    <dc:date>2013-03-13T16:15:48</dc:date>
    <dc:language>en-US</dc:language>
    <meta:editing-cycles>7</meta:editing-cycles>
    <meta:editing-duration>PT2H40M40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